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language="uk" fo:country="UA" officeooo:paragraph-rsid="0007fcdc" style:font-name-complex="Times New Roman1"/>
    </style:style>
    <style:style style:name="P2" style:family="paragraph" style:parent-style-name="Standard">
      <style:text-properties fo:color="#000000" loext:opacity="100%" style:font-name="Times New Roman" fo:language="uk" fo:country="UA" officeooo:paragraph-rsid="0007fcdc" style:font-name-complex="Times New Roman1"/>
    </style:style>
    <style:style style:name="P3" style:family="paragraph" style:parent-style-name="Standard">
      <style:paragraph-properties fo:text-align="end" style:justify-single-word="false"/>
      <style:text-properties fo:color="#000000" loext:opacity="100%" style:font-name="Times New Roman" fo:language="uk" fo:country="UA" officeooo:paragraph-rsid="0007fcdc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Times New Roman" officeooo:paragraph-rsid="0007fcdc"/>
    </style:style>
    <style:style style:name="P5" style:family="paragraph" style:parent-style-name="Standard">
      <style:paragraph-properties fo:text-align="end" style:justify-single-word="false"/>
      <style:text-properties fo:color="#000000" loext:opacity="100%" style:font-name="Times New Roman" officeooo:paragraph-rsid="0007fcdc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fo:font-style="normal" fo:font-weight="bold" officeooo:rsid="0007fcdc" officeooo:paragraph-rsid="0007fcdc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officeooo:paragraph-rsid="0007fcdc" style:font-size-asian="9pt" style:font-name-complex="Times New Roman1" style:font-size-complex="9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fo:font-weight="bold" officeooo:paragraph-rsid="0007fcdc" style:font-size-asian="9pt" style:font-weight-asian="bold" style:font-name-complex="Times New Roman1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fo:font-weight="bold" officeooo:rsid="0007fcdc" officeooo:paragraph-rsid="0007fcdc" style:font-size-asian="9pt" style:font-weight-asian="bold" style:font-name-complex="Times New Roman1" style:font-size-complex="9pt" style:font-weight-complex="bold"/>
    </style:style>
    <style:style style:name="P10" style:family="paragraph" style:parent-style-name="Standard">
      <style:paragraph-properties fo:text-align="end" style:justify-single-word="false"/>
      <style:text-properties fo:color="#000000" loext:opacity="100%" officeooo:paragraph-rsid="0007fcdc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JetBrains Mono" fo:font-size="9pt" fo:language="uk" fo:country="UA" fo:font-style="normal" fo:font-weight="normal" officeooo:paragraph-rsid="0007fcdc" style:font-size-asian="9pt" style:font-style-asian="normal" style:font-weight-asian="normal" style:font-name-complex="Times New Roman1" style:font-size-complex="9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JetBrains Mono" fo:font-size="9pt" fo:language="uk" fo:country="UA" fo:font-style="normal" fo:font-weight="normal" officeooo:paragraph-rsid="0007fcdc" style:font-size-asian="9pt" style:font-style-asian="normal" style:font-weight-asian="normal" style:font-name-complex="Times New Roman1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 New Roman" officeooo:paragraph-rsid="0007fcdc" style:font-name-complex="Times New Roman1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JetBrains Mono" fo:font-size="9pt" fo:language="uk" fo:country="UA" fo:font-style="normal" fo:font-weight="normal" officeooo:paragraph-rsid="0007fcdc" style:font-size-asian="9pt" style:font-style-asian="normal" style:font-weight-asian="normal" style:font-name-complex="Times New Roman1" style:font-size-complex="9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uk" fo:country="UA" fo:font-style="normal" fo:font-weight="bold" officeooo:rsid="000d9e5d" officeooo:paragraph-rsid="000d9e5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uk" fo:country="UA" officeooo:rsid="000dbf71" officeooo:paragraph-rsid="000dbf71" style:font-size-asian="10.5pt" style:font-name-complex="Times New Roman1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8pt" fo:language="uk" fo:country="UA" officeooo:paragraph-rsid="0007fcdc" style:font-size-asian="8pt" style:font-name-complex="Times New Roman1" style:font-size-complex="8pt"/>
    </style:style>
    <style:style style:name="T1" style:family="text">
      <style:text-properties fo:language="uk" fo:country="UA" style:font-name-complex="Times New Roman1"/>
    </style:style>
    <style:style style:name="T2" style:family="text">
      <style:text-properties fo:language="uk" fo:country="UA" officeooo:rsid="0009a300" style:font-name-complex="Times New Roman1"/>
    </style:style>
    <style:style style:name="T3" style:family="text">
      <style:text-properties fo:language="uk" fo:country="UA" officeooo:rsid="0007fcdc" style:font-name-complex="Times New Roman1"/>
    </style:style>
    <style:style style:name="T4" style:family="text">
      <style:text-properties fo:language="uk" fo:country="UA" officeooo:rsid="000d9e5d" style:font-name-complex="Times New Roman1"/>
    </style:style>
    <style:style style:name="T5" style:family="text">
      <style:text-properties fo:language="uk" fo:country="UA" officeooo:rsid="000dbf71" style:font-name-complex="Times New Roman1"/>
    </style:style>
    <style:style style:name="T6" style:family="text">
      <style:text-properties style:font-name-complex="Times New Roman1"/>
    </style:style>
    <style:style style:name="T7" style:family="text">
      <style:text-properties fo:font-variant="normal" fo:text-transform="none" style:font-name="Times New Roman" fo:letter-spacing="normal" fo:font-style="normal" fo:font-weight="normal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officeooo:rsid="0007fcdc" style:font-name-complex="Times New Roman1"/>
    </style:style>
    <style:style style:name="T10" style:family="text">
      <style:text-properties fo:color="#c792ea" loext:opacity="100%" style:font-name="JetBrains Mono" fo:font-size="9pt" fo:font-style="italic" fo:font-weight="normal" style:font-size-asian="9pt" style:font-style-asian="italic" style:font-weight-asian="normal"/>
    </style:style>
    <style:style style:name="T11" style:family="text">
      <style:text-properties fo:color="#ffcb6b" loext:opacity="100%" style:font-name="JetBrai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89ddff" loext:opacity="100%" style:font-name="JetBrai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f78c6c" loext:opacity="100%" style:font-name="JetBrai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82aaff" loext:opacity="100%" style:font-name="JetBrai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82aaff" loext:opacity="100%" style:font-name="JetBrains Mono" fo:font-size="9pt" fo:font-style="italic" fo:font-weight="normal" style:font-size-asian="9pt" style:font-style-asian="italic" style:font-weight-asian="normal"/>
    </style:style>
    <style:style style:name="T16" style:family="text">
      <style:text-properties fo:color="#eeffe3" loext:opacity="100%" style:font-name="JetBrai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c3e88d" loext:opacity="100%" style:font-name="JetBrains Mono" fo:font-size="9pt" fo:font-style="normal" fo:font-weight="normal" style:font-size-asian="9pt" style:font-style-asian="normal" style:font-weight-asian="normal"/>
    </style:style>
    <style:style style:name="T18" style:family="text">
      <style:text-properties style:font-name="JetBrains Mono" fo:font-style="italic" fo:font-weight="normal" style:font-style-asian="italic" style:font-weight-asian="normal"/>
    </style:style>
    <style:style style:name="T19" style:family="text">
      <style:text-properties style:font-name="JetBrains Mono" fo:font-style="italic" fo:font-weight="normal" style:font-style-asian="italic" style:font-weight-asian="normal"/>
    </style:style>
    <style:style style:name="T20" style:family="text">
      <style:text-properties style:font-name="JetBrains Mono" fo:font-style="italic" fo:font-weight="normal" style:font-style-asian="italic" style:font-weight-asian="normal"/>
    </style:style>
    <style:style style:name="T21" style:family="text">
      <style:text-properties style:font-name="JetBrains Mono" fo:font-style="italic" fo:font-weight="bold" style:font-style-asian="italic" style:font-weight-asian="bold"/>
    </style:style>
    <style:style style:name="T22" style:family="text">
      <style:text-properties style:font-name="JetBrains Mono" fo:font-style="normal" fo:font-weight="normal" style:font-style-asian="normal" style:font-weight-asian="normal"/>
    </style:style>
    <style:style style:name="T23" style:family="text">
      <style:text-properties style:font-name="JetBrains Mono" fo:font-style="normal" fo:font-weight="normal" style:font-style-asian="normal" style:font-weight-asian="normal"/>
    </style:style>
    <style:style style:name="T24" style:family="text">
      <style:text-properties style:font-name="JetBrains Mono" fo:font-style="normal" fo:font-weight="normal" style:font-style-asian="normal" style:font-weight-asian="normal"/>
    </style:style>
    <style:style style:name="T25" style:family="text">
      <style:text-properties style:font-name="JetBrains Mono" fo:font-style="normal" fo:font-weight="normal" style:font-style-asian="normal" style:font-weight-asian="normal"/>
    </style:style>
    <style:style style:name="T26" style:family="text">
      <style:text-properties style:font-name="JetBrains Mono" fo:font-style="normal" fo:font-weight="normal" style:font-style-asian="normal" style:font-weight-asian="normal"/>
    </style:style>
    <style:style style:name="T27" style:family="text">
      <style:text-properties style:font-name="JetBrains Mono" fo:font-style="normal" fo:font-weight="normal" style:font-style-asian="normal" style:font-weight-asian="normal"/>
    </style:style>
    <style:style style:name="T28" style:family="text">
      <style:text-properties style:font-name="JetBrains Mono" fo:font-style="normal" fo:font-weight="normal" style:font-style-asian="normal" style:font-weight-asian="normal"/>
    </style:style>
    <style:style style:name="T29" style:family="text">
      <style:text-properties style:font-name="JetBrains Mono" fo:font-style="normal" fo:font-weight="normal" style:font-style-asian="normal" style:font-weight-asian="normal"/>
    </style:style>
    <style:style style:name="T30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31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32" style:family="text">
      <style:text-properties style:font-name="JetBrains Mono" fo:font-size="9pt" fo:font-style="italic" fo:font-weight="bold" style:font-size-asian="9pt" style:font-style-asian="italic" style:font-weight-asian="bold"/>
    </style:style>
    <style:style style:name="T33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4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5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6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7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8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39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40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41" style:family="text">
      <style:text-properties fo:color="#eeffff" loext:opacity="100%" style:font-name="JetBrains Mono" fo:font-size="9pt" fo:font-style="italic" fo:font-weight="bold" style:font-size-asian="9pt" style:font-style-asian="italic" style:font-weight-asian="bold"/>
    </style:style>
    <style:style style:name="T42" style:family="text">
      <style:text-properties fo:color="#eeffff" loext:opacity="100%" style:font-name="JetBrains Mono" fo:font-size="9pt" fo:font-style="normal" fo:font-weight="normal" style:font-size-asian="9pt" style:font-style-asian="normal" style:font-weight-asian="normal"/>
    </style:style>
    <style:style style:name="T43" style:family="text">
      <style:text-properties fo:color="#000000" loext:opacity="100%"/>
    </style:style>
    <style:style style:name="T44" style:family="text">
      <style:text-properties officeooo:rsid="000dbf71"/>
    </style:style>
    <style:style style:name="T45" style:family="text">
      <style:text-properties fo:color="#c3cee3" loext:opacity="100%" style:font-name="JetBrains Mono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ТА НАУКИ УКРАЇНИ НАЦІОНАЛЬНИЙ УНІВЕРСИТЕТ “ЛЬВІВСЬКА ПОЛІТЕХНІКА” Н-Н ІНСТИТУТ ПІДПРИЄМНИЦТВА ТА ПЕРСПЕКТИВНИХ ТЕХНОЛОГІЙ</text:p>
      <text:p text:style-name="P2"/>
      <text:p text:style-name="P1"/>
      <text:p text:style-name="P1">Звіт </text:p>
      <text:p text:style-name="P4"><text:span text:style-name="T1">До виконаної лабораторної роботи №</text:span><text:span text:style-name="T5">2</text:span></text:p>
      <text:p text:style-name="P4"><text:span text:style-name="T1"><text:s/>З дисципліни «</text:span><text:bookmark text:name="yui_3_17_2_1_1615703879288_34"/><text:span text:style-name="T7">Алгоритми та структури даних</text:span><text:span text:style-name="T1">»</text:span>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6">Виконав: </text:span><text:span text:style-name="T2">Мальцев Кирило</text:span><text:span text:style-name="T6"> </text:span></text:p>
      <text:p text:style-name="P10"><text:span text:style-name="T8">Прийня</text:span><text:span text:style-name="T9">в</text:span><text:span text:style-name="T8">: </text:span><text:span text:style-name="T9">Лагун</text:span><text:span text:style-name="T8"> </text:span><text:span text:style-name="T9">А</text:span><text:span text:style-name="T8">.</text:span><text:span text:style-name="T9">Е</text:span><text:span text:style-name="T8">.</text:span></text:p>
      <text:p text:style-name="P1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Львів 2020</text:p>
      <text:p text:style-name="P15"><text:soft-page-break/><text:span text:style-name="T44">Покращенні</text:span> алгоритми сортування</text:p>
      <text:p text:style-name="P17"><text:span text:style-name="T30">public class </text:span><text:span text:style-name="T33">Main </text:span><text:span text:style-name="T33">{</text:span><text:line-break/><text:line-break/><text:span text:style-name="T33"> <text:s text:c="3"/></text:span><text:span text:style-name="T30">public static void </text:span><text:span text:style-name="T33">main</text:span><text:span text:style-name="T33">(</text:span><text:span text:style-name="T33">String</text:span><text:span text:style-name="T33">[] </text:span><text:span text:style-name="T33">args</text:span><text:span text:style-name="T33">) {</text:span><text:line-break/><text:line-break/><text:span text:style-name="T33"> <text:s text:c="7"/></text:span><text:span text:style-name="T30">long </text:span><text:span text:style-name="T33">startTime </text:span><text:span text:style-name="T33">= </text:span><text:span text:style-name="T33">System</text:span><text:span text:style-name="T33">.</text:span><text:span text:style-name="T33">currentTimeMillis</text:span><text:span text:style-name="T33">();</text:span><text:line-break/><text:span text:style-name="T33"> <text:s text:c="7"/></text:span><text:span text:style-name="T33">sort_shell</text:span><text:span text:style-name="T33">(</text:span><text:span text:style-name="T33">returnArray</text:span><text:span text:style-name="T33">(</text:span><text:span text:style-name="T33">100000</text:span><text:span text:style-name="T33">));</text:span><text:line-break/><text:span text:style-name="T33"> <text:s text:c="7"/></text:span><text:span text:style-name="T30">long </text:span><text:span text:style-name="T33">endTime </text:span><text:span text:style-name="T33">= </text:span><text:span text:style-name="T33">System</text:span><text:span text:style-name="T33">.</text:span><text:span text:style-name="T33">currentTimeMillis</text:span><text:span text:style-name="T33">();</text:span><text:line-break/><text:span text:style-name="T33"> <text:s text:c="7"/></text:span><text:span text:style-name="T33">System</text:span><text:span text:style-name="T33">.</text:span><text:span text:style-name="T33">out</text:span><text:span text:style-name="T33">.</text:span><text:span text:style-name="T33">println</text:span><text:span text:style-name="T33">(</text:span><text:span text:style-name="T33">"Sort Shell of 100000 elem:</text:span><text:span text:style-name="T33">\t\t</text:span><text:span text:style-name="T33">" </text:span><text:span text:style-name="T33">+ ((</text:span><text:span text:style-name="T30">double</text:span><text:span text:style-name="T33">) (</text:span><text:span text:style-name="T33">endTime </text:span><text:span text:style-name="T33">- </text:span><text:span text:style-name="T33">startTime</text:span><text:span text:style-name="T33">) / </text:span><text:span text:style-name="T33">1000</text:span><text:span text:style-name="T33">));</text:span><text:line-break/><text:line-break/><text:span text:style-name="T33"> <text:s text:c="7"/></text:span><text:span text:style-name="T33">startTime </text:span><text:span text:style-name="T33">= </text:span><text:span text:style-name="T33">System</text:span><text:span text:style-name="T33">.</text:span><text:span text:style-name="T33">currentTimeMillis</text:span><text:span text:style-name="T33">();</text:span><text:line-break/><text:span text:style-name="T33"> <text:s text:c="7"/></text:span><text:span text:style-name="T33">countingSort</text:span><text:span text:style-name="T33">(</text:span><text:span text:style-name="T33">returnArray</text:span><text:span text:style-name="T33">(</text:span><text:span text:style-name="T33">100000</text:span><text:span text:style-name="T33">), </text:span><text:span text:style-name="T33">100000</text:span><text:span text:style-name="T33">);</text:span><text:line-break/><text:span text:style-name="T33"> <text:s text:c="7"/></text:span><text:span text:style-name="T33">endTime </text:span><text:span text:style-name="T33">= </text:span><text:span text:style-name="T33">System</text:span><text:span text:style-name="T33">.</text:span><text:span text:style-name="T33">currentTimeMillis</text:span><text:span text:style-name="T33">();</text:span><text:line-break/><text:span text:style-name="T33"> <text:s text:c="7"/></text:span><text:span text:style-name="T33">System</text:span><text:span text:style-name="T33">.</text:span><text:span text:style-name="T33">out</text:span><text:span text:style-name="T33">.</text:span><text:span text:style-name="T33">println</text:span><text:span text:style-name="T33">(</text:span><text:span text:style-name="T33">"Counting sort of 100000 elem:</text:span><text:span text:style-name="T33">\t</text:span><text:span text:style-name="T33">" </text:span><text:span text:style-name="T33">+ ((</text:span><text:span text:style-name="T30">double</text:span><text:span text:style-name="T33">) (</text:span><text:span text:style-name="T33">endTime </text:span><text:span text:style-name="T33">- </text:span><text:span text:style-name="T33">startTime</text:span><text:span text:style-name="T33">) / </text:span><text:span text:style-name="T33">1000</text:span><text:span text:style-name="T33">));</text:span><text:line-break/><text:line-break/><text:span text:style-name="T33"> <text:s text:c="7"/></text:span><text:span text:style-name="T33">startTime </text:span><text:span text:style-name="T33">= </text:span><text:span text:style-name="T33">System</text:span><text:span text:style-name="T33">.</text:span><text:span text:style-name="T33">currentTimeMillis</text:span><text:span text:style-name="T33">();</text:span><text:line-break/><text:span text:style-name="T33"> <text:s text:c="7"/></text:span><text:span text:style-name="T33">quickSort</text:span><text:span text:style-name="T33">(</text:span><text:span text:style-name="T33">returnArray</text:span><text:span text:style-name="T33">(</text:span><text:span text:style-name="T33">100000</text:span><text:span text:style-name="T33">), </text:span><text:span text:style-name="T33">0</text:span><text:span text:style-name="T33">, </text:span><text:span text:style-name="T33">99999</text:span><text:span text:style-name="T33">);</text:span><text:line-break/><text:span text:style-name="T33"> <text:s text:c="7"/></text:span><text:span text:style-name="T33">endTime </text:span><text:span text:style-name="T33">= </text:span><text:span text:style-name="T33">System</text:span><text:span text:style-name="T33">.</text:span><text:span text:style-name="T33">currentTimeMillis</text:span><text:span text:style-name="T33">();</text:span><text:line-break/><text:span text:style-name="T33"> <text:s text:c="7"/></text:span><text:span text:style-name="T33">System</text:span><text:span text:style-name="T33">.</text:span><text:span text:style-name="T33">out</text:span><text:span text:style-name="T33">.</text:span><text:span text:style-name="T33">println</text:span><text:span text:style-name="T33">(</text:span><text:span text:style-name="T33">"Quick sort of 100000 elem:</text:span><text:span text:style-name="T33">\t\t</text:span><text:span text:style-name="T33">" </text:span><text:span text:style-name="T33">+ ((</text:span><text:span text:style-name="T30">double</text:span><text:span text:style-name="T33">) (</text:span><text:span text:style-name="T33">endTime </text:span><text:span text:style-name="T33">- </text:span><text:span text:style-name="T33">startTime</text:span><text:span text:style-name="T33">) / </text:span><text:span text:style-name="T33">1000</text:span><text:span text:style-name="T33">));</text:span><text:line-break/><text:line-break/><text:span text:style-name="T33"> <text:s text:c="3"/>}</text:span><text:line-break/><text:line-break/><text:line-break/><text:span text:style-name="T33"> <text:s text:c="3"/></text:span><text:span text:style-name="T30">public static int</text:span><text:span text:style-name="T33">[] </text:span><text:span text:style-name="T33">returnArray</text:span><text:span text:style-name="T33">(</text:span><text:span text:style-name="T30">int </text:span><text:span text:style-name="T33">len</text:span><text:span text:style-name="T33">) {</text:span><text:line-break/><text:span text:style-name="T33"> <text:s text:c="7"/></text:span><text:span text:style-name="T30">int</text:span><text:span text:style-name="T33">[] </text:span><text:span text:style-name="T33">array </text:span><text:span text:style-name="T33">= </text:span><text:span text:style-name="T30">new int</text:span><text:span text:style-name="T33">[</text:span><text:span text:style-name="T33">len</text:span><text:span text:style-name="T33">];</text:span><text:line-break/><text:span text:style-name="T33"> <text:s text:c="7"/></text:span><text:span text:style-name="T30">for </text:span><text:span text:style-name="T33">(</text:span><text:span text:style-name="T30">int </text:span><text:span text:style-name="T33">i </text:span><text:span text:style-name="T33">= </text:span><text:span text:style-name="T33">0</text:span><text:span text:style-name="T33">; </text:span><text:span text:style-name="T33">i </text:span><text:span text:style-name="T33">&lt; </text:span><text:span text:style-name="T33">len</text:span><text:span text:style-name="T33">; </text:span><text:span text:style-name="T33">i</text:span><text:span text:style-name="T33">++) {</text:span><text:line-break/><text:span text:style-name="T33"> <text:s text:c="11"/></text:span><text:span text:style-name="T33">array</text:span><text:span text:style-name="T33">[</text:span><text:span text:style-name="T33">i</text:span><text:span text:style-name="T33">] = </text:span><text:span text:style-name="T33">len </text:span><text:span text:style-name="T33">- </text:span><text:span text:style-name="T33">i</text:span><text:span text:style-name="T33">;</text:span><text:line-break/><text:span text:style-name="T33"> <text:s text:c="7"/>}</text:span><text:line-break/><text:span text:style-name="T33"> <text:s text:c="7"/></text:span><text:span text:style-name="T30">return </text:span><text:span text:style-name="T33">array</text:span><text:span text:style-name="T33">;</text:span><text:line-break/><text:span text:style-name="T33"> <text:s text:c="3"/>}</text:span><text:line-break/><text:line-break/><text:line-break/><text:span text:style-name="T33"> <text:s text:c="3"/></text:span><text:span text:style-name="T30">public static void </text:span><text:span text:style-name="T33">sort_shell</text:span><text:span text:style-name="T33">(</text:span><text:span text:style-name="T30">int</text:span><text:span text:style-name="T33">[] </text:span><text:span text:style-name="T33">a</text:span><text:span text:style-name="T33">){</text:span><text:line-break/><text:span text:style-name="T33"> <text:s text:c="7"/></text:span><text:span text:style-name="T30">int </text:span><text:span text:style-name="T33">i</text:span><text:span text:style-name="T33">, </text:span><text:span text:style-name="T33">j</text:span><text:span text:style-name="T33">, </text:span><text:span text:style-name="T33">k</text:span><text:span text:style-name="T33">, </text:span><text:span text:style-name="T33">h</text:span><text:span text:style-name="T33">, </text:span><text:span text:style-name="T33">m </text:span><text:span text:style-name="T33">= </text:span><text:span text:style-name="T33">0</text:span><text:span text:style-name="T33">, </text:span><text:span text:style-name="T33">b </text:span><text:span text:style-name="T33">= </text:span><text:span text:style-name="T33">a</text:span><text:span text:style-name="T33">.</text:span><text:span text:style-name="T33">length</text:span><text:span text:style-name="T33">;</text:span><text:line-break/><text:span text:style-name="T33"> <text:s text:c="7"/></text:span><text:span text:style-name="T30">int</text:span><text:span text:style-name="T33">[] </text:span><text:span text:style-name="T33">d </text:span><text:span text:style-name="T33">= { </text:span><text:span text:style-name="T33">1</text:span><text:span text:style-name="T33">, </text:span><text:span text:style-name="T33">4</text:span><text:span text:style-name="T33">, </text:span><text:span text:style-name="T33">10</text:span><text:span text:style-name="T33">, </text:span><text:span text:style-name="T33">23</text:span><text:span text:style-name="T33">, </text:span><text:span text:style-name="T33">57</text:span><text:span text:style-name="T33">, </text:span><text:span text:style-name="T33">145</text:span><text:span text:style-name="T33">, </text:span><text:span text:style-name="T33">356</text:span><text:span text:style-name="T33">, </text:span><text:span text:style-name="T33">911</text:span><text:span text:style-name="T33">, </text:span><text:span text:style-name="T33">1968</text:span><text:span text:style-name="T33">, </text:span><text:span text:style-name="T33">4711</text:span><text:span text:style-name="T33">, </text:span><text:span text:style-name="T33">11969</text:span><text:span text:style-name="T33">, </text:span><text:span text:style-name="T33">27901</text:span><text:span text:style-name="T33">,</text:span><text:line-break/><text:span text:style-name="T33"> <text:s text:c="15"/></text:span><text:span text:style-name="T33">84801</text:span><text:span text:style-name="T33">, </text:span><text:span text:style-name="T33">213331</text:span><text:span text:style-name="T33">, </text:span><text:span text:style-name="T33">543749</text:span><text:span text:style-name="T33">, </text:span><text:span text:style-name="T33">1355339</text:span><text:span text:style-name="T33">, </text:span><text:span text:style-name="T33">3501671</text:span><text:span text:style-name="T33">, </text:span><text:span text:style-name="T33">8810089</text:span><text:span text:style-name="T33">, </text:span><text:span text:style-name="T33">21521774</text:span><text:span text:style-name="T33">,</text:span><text:line-break/><text:span text:style-name="T33"> <text:s text:c="15"/></text:span><text:span text:style-name="T33">58548857</text:span><text:span text:style-name="T33">, </text:span><text:span text:style-name="T33">157840433</text:span><text:span text:style-name="T33">, </text:span><text:span text:style-name="T33">410151271</text:span><text:span text:style-name="T33">, </text:span><text:span text:style-name="T33">1131376761</text:span><text:span text:style-name="T33">, </text:span><text:span text:style-name="T33">2147483647 </text:span><text:span text:style-name="T33">};</text:span><text:line-break/><text:span text:style-name="T33"> <text:s text:c="7"/></text:span><text:span text:style-name="T30">while </text:span><text:span text:style-name="T33">(</text:span><text:span text:style-name="T33">d</text:span><text:span text:style-name="T33">[</text:span><text:span text:style-name="T33">m</text:span><text:span text:style-name="T33">] &lt; </text:span><text:span text:style-name="T33">b</text:span><text:span text:style-name="T33">) ++</text:span><text:span text:style-name="T33">m</text:span><text:span text:style-name="T33">;</text:span><text:line-break/><text:span text:style-name="T33"> <text:s text:c="7"/></text:span><text:span text:style-name="T30">while </text:span><text:span text:style-name="T33">(--</text:span><text:span text:style-name="T33">m </text:span><text:span text:style-name="T33">&gt;= </text:span><text:span text:style-name="T33">0</text:span><text:span text:style-name="T33">){</text:span><text:line-break/><text:span text:style-name="T33"> <text:s text:c="11"/></text:span><text:span text:style-name="T33">k </text:span><text:span text:style-name="T33">= </text:span><text:span text:style-name="T33">d</text:span><text:span text:style-name="T33">[</text:span><text:span text:style-name="T33">m</text:span><text:span text:style-name="T33">];</text:span><text:line-break/><text:span text:style-name="T33"> <text:s text:c="11"/></text:span><text:span text:style-name="T30">for </text:span><text:span text:style-name="T33">(</text:span><text:span text:style-name="T33">i </text:span><text:span text:style-name="T33">= </text:span><text:span text:style-name="T33">k</text:span><text:span text:style-name="T33">; </text:span><text:span text:style-name="T33">i </text:span><text:span text:style-name="T33">&lt; </text:span><text:span text:style-name="T33">b</text:span><text:span text:style-name="T33">; </text:span><text:span text:style-name="T33">i</text:span><text:span text:style-name="T33">++){</text:span><text:line-break/><text:span text:style-name="T33"> <text:s text:c="15"/></text:span><text:span text:style-name="T33">j</text:span><text:span text:style-name="T33">=</text:span><text:span text:style-name="T33">i</text:span><text:span text:style-name="T33">;</text:span><text:line-break/><text:span text:style-name="T33"> <text:s text:c="15"/></text:span><text:span text:style-name="T33">h</text:span><text:span text:style-name="T33">=</text:span><text:span text:style-name="T33">a</text:span><text:span text:style-name="T33">[</text:span><text:span text:style-name="T33">i</text:span><text:span text:style-name="T33">];</text:span><text:line-break/><text:span text:style-name="T33"> <text:s text:c="15"/></text:span><text:span text:style-name="T30">while </text:span><text:span text:style-name="T33">((</text:span><text:span text:style-name="T33">j </text:span><text:span text:style-name="T33">&gt;= </text:span><text:span text:style-name="T33">k</text:span><text:span text:style-name="T33">) &amp;&amp; (</text:span><text:span text:style-name="T33">a</text:span><text:span text:style-name="T33">[</text:span><text:span text:style-name="T33">j</text:span><text:span text:style-name="T33">-</text:span><text:span text:style-name="T33">k</text:span><text:span text:style-name="T33">] &gt; </text:span><text:span text:style-name="T33">h</text:span><text:span text:style-name="T33">)){</text:span><text:line-break/><text:span text:style-name="T33"> <text:s text:c="19"/></text:span><text:span text:style-name="T33">a</text:span><text:span text:style-name="T33">[</text:span><text:span text:style-name="T33">j</text:span><text:span text:style-name="T33">]=</text:span><text:span text:style-name="T33">a</text:span><text:span text:style-name="T33">[</text:span><text:span text:style-name="T33">j</text:span><text:span text:style-name="T33">-</text:span><text:span text:style-name="T33">k</text:span><text:span text:style-name="T33">];</text:span><text:line-break/><text:span text:style-name="T33"> <text:s text:c="19"/></text:span><text:span text:style-name="T33">j </text:span><text:span text:style-name="T33">-= </text:span><text:span text:style-name="T33">k</text:span><text:span text:style-name="T33">;</text:span><text:line-break/><text:span text:style-name="T33"> <text:s text:c="15"/>}</text:span><text:line-break/><text:span text:style-name="T33"> <text:s text:c="15"/></text:span><text:span text:style-name="T33">a</text:span><text:span text:style-name="T33">[</text:span><text:span text:style-name="T33">j</text:span><text:span text:style-name="T33">] = </text:span><text:span text:style-name="T33">h</text:span><text:span text:style-name="T33">;</text:span><text:line-break/><text:span text:style-name="T33"> <text:s text:c="11"/>}</text:span><text:line-break/><text:span text:style-name="T33"> <text:s text:c="7"/>}</text:span><text:line-break/><text:span text:style-name="T33"> <text:s text:c="3"/>}</text:span><text:line-break/><text:line-break/><text:line-break/><text:span text:style-name="T33"> <text:s text:c="3"/></text:span><text:span text:style-name="T30">public static int</text:span><text:span text:style-name="T33">[] </text:span><text:span text:style-name="T33">countingSort</text:span><text:span text:style-name="T33">(</text:span><text:span text:style-name="T30">int</text:span><text:span text:style-name="T33">[] </text:span><text:span text:style-name="T33">theArray</text:span><text:span text:style-name="T33">, </text:span><text:span text:style-name="T30">int </text:span><text:span text:style-name="T33">maxValue</text:span><text:span text:style-name="T33">) {</text:span><text:line-break/><text:line-break/><text:span text:style-name="T33"> <text:s text:c="7"/></text:span><text:span text:style-name="T30">int </text:span><text:span text:style-name="T33">numCounts</text:span><text:span text:style-name="T33">[] = </text:span><text:span text:style-name="T30">new int</text:span><text:span text:style-name="T33">[</text:span><text:span text:style-name="T33">maxValue </text:span><text:span text:style-name="T33">+ </text:span><text:span text:style-name="T33">1</text:span><text:span text:style-name="T33">];</text:span><text:line-break/><text:span text:style-name="T33"> <text:s text:c="7"/></text:span><text:span text:style-name="T30">for </text:span><text:span text:style-name="T33">(</text:span><text:span text:style-name="T30">int </text:span><text:span text:style-name="T33">num </text:span><text:span text:style-name="T33">: </text:span><text:span text:style-name="T33">theArray</text:span><text:span text:style-name="T33">) {</text:span><text:line-break/><text:span text:style-name="T33"> <text:s text:c="11"/></text:span><text:span text:style-name="T33">numCounts</text:span><text:span text:style-name="T33">[</text:span><text:span text:style-name="T33">num</text:span><text:span text:style-name="T33">]++;</text:span><text:line-break/><text:span text:style-name="T33"> <text:s text:c="7"/>}</text:span><text:line-break/><text:span text:style-name="T33"> <text:s text:c="7"/></text:span><text:span text:style-name="T30">int</text:span><text:span text:style-name="T33">[] </text:span><text:span text:style-name="T33">sortedArray </text:span><text:span text:style-name="T33">= </text:span><text:span text:style-name="T30">new int</text:span><text:span text:style-name="T33">[</text:span><text:span text:style-name="T33">theArray</text:span><text:span text:style-name="T33">.</text:span><text:span text:style-name="T33">length</text:span><text:span text:style-name="T33">];</text:span><text:line-break/><text:span text:style-name="T33"> <text:s text:c="7"/></text:span><text:span text:style-name="T30">int </text:span><text:span text:style-name="T33">currentSortedIndex </text:span><text:span text:style-name="T33">= </text:span><text:span text:style-name="T33">0</text:span><text:span text:style-name="T33">;</text:span><text:line-break/><text:span text:style-name="T33"> <text:s text:c="7"/></text:span><text:span text:style-name="T30">for </text:span><text:span text:style-name="T33">(</text:span><text:span text:style-name="T30">int </text:span><text:span text:style-name="T33">n </text:span><text:span text:style-name="T33">= </text:span><text:span text:style-name="T33">0</text:span><text:span text:style-name="T33">; </text:span><text:span text:style-name="T33">n </text:span><text:span text:style-name="T33">&lt; </text:span><text:span text:style-name="T33">numCounts</text:span><text:span text:style-name="T33">.</text:span><text:span text:style-name="T33">length</text:span><text:span text:style-name="T33">; </text:span><text:span text:style-name="T33">n</text:span><text:span text:style-name="T33">++) {</text:span><text:line-break/><text:span text:style-name="T33"> <text:s text:c="11"/></text:span><text:span text:style-name="T30">int </text:span><text:span text:style-name="T33">count </text:span><text:span text:style-name="T33">= </text:span><text:span text:style-name="T33">numCounts</text:span><text:span text:style-name="T33">[</text:span><text:span text:style-name="T33">n</text:span><text:span text:style-name="T33">];</text:span><text:line-break/><text:span text:style-name="T33"> <text:s text:c="11"/></text:span><text:span text:style-name="T30">for </text:span><text:span text:style-name="T33">(</text:span><text:span text:style-name="T30">int </text:span><text:span text:style-name="T33">k </text:span><text:span text:style-name="T33">= </text:span><text:span text:style-name="T33">0</text:span><text:span text:style-name="T33">; </text:span><text:span text:style-name="T33">k </text:span><text:span text:style-name="T33">&lt; </text:span><text:span text:style-name="T33">count</text:span><text:span text:style-name="T33">; </text:span><text:span text:style-name="T33">k</text:span><text:span text:style-name="T33">++) {</text:span><text:line-break/><text:span text:style-name="T33"> <text:s text:c="15"/></text:span><text:span text:style-name="T33">sortedArray</text:span><text:span text:style-name="T33">[</text:span><text:span text:style-name="T33">currentSortedIndex</text:span><text:span text:style-name="T33">] = </text:span><text:span text:style-name="T33">n</text:span><text:span text:style-name="T33">;</text:span><text:line-break/><text:span text:style-name="T33"> <text:s text:c="15"/></text:span><text:span text:style-name="T33">currentSortedIndex</text:span><text:span text:style-name="T33">++;</text:span><text:line-break/><text:span text:style-name="T33"> <text:s text:c="11"/>}</text:span><text:line-break/><text:span text:style-name="T33"> <text:s text:c="7"/>}</text:span><text:line-break/><text:span text:style-name="T33"> <text:s text:c="7"/></text:span><text:span text:style-name="T30">return </text:span><text:span text:style-name="T33">sortedArray</text:span><text:span text:style-name="T33">;</text:span><text:line-break/><text:span text:style-name="T33"> <text:s text:c="3"/>}</text:span><text:line-break/><text:soft-page-break/><text:line-break/><text:line-break/><text:span text:style-name="T33"> <text:s text:c="3"/></text:span><text:span text:style-name="T30">public static void </text:span><text:span text:style-name="T33">quickSort</text:span><text:span text:style-name="T33">(</text:span><text:span text:style-name="T30">int</text:span><text:span text:style-name="T33">[] </text:span><text:span text:style-name="T33">array</text:span><text:span text:style-name="T33">, </text:span><text:span text:style-name="T30">int </text:span><text:span text:style-name="T33">low</text:span><text:span text:style-name="T33">, </text:span><text:span text:style-name="T30">int </text:span><text:span text:style-name="T33">high</text:span><text:span text:style-name="T33">) {</text:span><text:line-break/><text:span text:style-name="T33"> <text:s text:c="7"/></text:span><text:span text:style-name="T30">if </text:span><text:span text:style-name="T33">(</text:span><text:span text:style-name="T33">array</text:span><text:span text:style-name="T33">.</text:span><text:span text:style-name="T33">length </text:span><text:span text:style-name="T33">== </text:span><text:span text:style-name="T33">0</text:span><text:span text:style-name="T33">)</text:span><text:line-break/><text:span text:style-name="T33"> <text:s text:c="11"/></text:span><text:span text:style-name="T30">return</text:span><text:span text:style-name="T33">;</text:span><text:line-break/><text:line-break/><text:span text:style-name="T33"> <text:s text:c="7"/></text:span><text:span text:style-name="T30">if </text:span><text:span text:style-name="T33">(</text:span><text:span text:style-name="T33">low </text:span><text:span text:style-name="T33">&gt;= </text:span><text:span text:style-name="T33">high</text:span><text:span text:style-name="T33">)</text:span><text:line-break/><text:span text:style-name="T33"> <text:s text:c="11"/></text:span><text:span text:style-name="T30">return</text:span><text:span text:style-name="T33">;</text:span><text:line-break/><text:line-break/><text:span text:style-name="T33"> <text:s text:c="7"/></text:span><text:span text:style-name="T30">int </text:span><text:span text:style-name="T33">middle </text:span><text:span text:style-name="T33">= </text:span><text:span text:style-name="T33">low </text:span><text:span text:style-name="T33">+ (</text:span><text:span text:style-name="T33">high </text:span><text:span text:style-name="T33">- </text:span><text:span text:style-name="T33">low</text:span><text:span text:style-name="T33">) / </text:span><text:span text:style-name="T33">2</text:span><text:span text:style-name="T33">;</text:span><text:line-break/><text:span text:style-name="T33"> <text:s text:c="7"/></text:span><text:span text:style-name="T30">int </text:span><text:span text:style-name="T33">opora </text:span><text:span text:style-name="T33">= </text:span><text:span text:style-name="T33">array</text:span><text:span text:style-name="T33">[</text:span><text:span text:style-name="T33">middle</text:span><text:span text:style-name="T33">];</text:span><text:line-break/><text:line-break/><text:span text:style-name="T33"> <text:s text:c="7"/></text:span><text:span text:style-name="T30">int </text:span><text:span text:style-name="T33">i </text:span><text:span text:style-name="T33">= </text:span><text:span text:style-name="T33">low</text:span><text:span text:style-name="T33">, </text:span><text:span text:style-name="T33">j </text:span><text:span text:style-name="T33">= </text:span><text:span text:style-name="T33">high</text:span><text:span text:style-name="T33">;</text:span><text:line-break/><text:span text:style-name="T33"> <text:s text:c="7"/></text:span><text:span text:style-name="T30">while </text:span><text:span text:style-name="T33">(</text:span><text:span text:style-name="T33">i </text:span><text:span text:style-name="T33">&lt;= </text:span><text:span text:style-name="T33">j</text:span><text:span text:style-name="T33">) {</text:span><text:line-break/><text:span text:style-name="T33"> <text:s text:c="11"/></text:span><text:span text:style-name="T30">while </text:span><text:span text:style-name="T33">(</text:span><text:span text:style-name="T33">array</text:span><text:span text:style-name="T33">[</text:span><text:span text:style-name="T33">i</text:span><text:span text:style-name="T33">] &lt; </text:span><text:span text:style-name="T33">opora</text:span><text:span text:style-name="T33">) {</text:span><text:line-break/><text:span text:style-name="T33"> <text:s text:c="15"/></text:span><text:span text:style-name="T33">i</text:span><text:span text:style-name="T33">++;</text:span><text:line-break/><text:span text:style-name="T33"> <text:s text:c="11"/>}</text:span><text:line-break/><text:line-break/><text:span text:style-name="T33"> <text:s text:c="11"/></text:span><text:span text:style-name="T30">while </text:span><text:span text:style-name="T33">(</text:span><text:span text:style-name="T33">array</text:span><text:span text:style-name="T33">[</text:span><text:span text:style-name="T33">j</text:span><text:span text:style-name="T33">] &gt; </text:span><text:span text:style-name="T33">opora</text:span><text:span text:style-name="T33">) {</text:span><text:line-break/><text:span text:style-name="T33"> <text:s text:c="15"/></text:span><text:span text:style-name="T33">j</text:span><text:span text:style-name="T33">--;</text:span><text:line-break/><text:span text:style-name="T33"> <text:s text:c="11"/>}</text:span><text:line-break/><text:line-break/><text:span text:style-name="T33"> <text:s text:c="11"/></text:span><text:span text:style-name="T30">if </text:span><text:span text:style-name="T33">(</text:span><text:span text:style-name="T33">i </text:span><text:span text:style-name="T33">&lt;= </text:span><text:span text:style-name="T33">j</text:span><text:span text:style-name="T33">) {</text:span><text:line-break/><text:span text:style-name="T33"> <text:s text:c="15"/></text:span><text:span text:style-name="T30">int </text:span><text:span text:style-name="T33">temp </text:span><text:span text:style-name="T33">= </text:span><text:span text:style-name="T33">array</text:span><text:span text:style-name="T33">[</text:span><text:span text:style-name="T33">i</text:span><text:span text:style-name="T33">];</text:span><text:line-break/><text:span text:style-name="T33"> <text:s text:c="15"/></text:span><text:span text:style-name="T33">array</text:span><text:span text:style-name="T33">[</text:span><text:span text:style-name="T33">i</text:span><text:span text:style-name="T33">] = </text:span><text:span text:style-name="T33">array</text:span><text:span text:style-name="T33">[</text:span><text:span text:style-name="T33">j</text:span><text:span text:style-name="T33">];</text:span><text:line-break/><text:span text:style-name="T33"> <text:s text:c="15"/></text:span><text:span text:style-name="T33">array</text:span><text:span text:style-name="T33">[</text:span><text:span text:style-name="T33">j</text:span><text:span text:style-name="T33">] = </text:span><text:span text:style-name="T33">temp</text:span><text:span text:style-name="T33">;</text:span><text:line-break/><text:span text:style-name="T33"> <text:s text:c="15"/></text:span><text:span text:style-name="T33">i</text:span><text:span text:style-name="T33">++;</text:span><text:line-break/><text:span text:style-name="T33"> <text:s text:c="15"/></text:span><text:span text:style-name="T33">j</text:span><text:span text:style-name="T33">--;</text:span><text:line-break/><text:span text:style-name="T33"> <text:s text:c="11"/>}</text:span><text:line-break/><text:span text:style-name="T33"> <text:s text:c="7"/>}</text:span><text:line-break/><text:line-break/><text:span text:style-name="T33"> <text:s text:c="7"/></text:span><text:span text:style-name="T30">if </text:span><text:span text:style-name="T33">(</text:span><text:span text:style-name="T33">low </text:span><text:span text:style-name="T33">&lt; </text:span><text:span text:style-name="T33">j</text:span><text:span text:style-name="T33">)</text:span><text:line-break/><text:span text:style-name="T33"> <text:s text:c="11"/></text:span><text:span text:style-name="T33">quickSort</text:span><text:span text:style-name="T33">(</text:span><text:span text:style-name="T33">array</text:span><text:span text:style-name="T33">, </text:span><text:span text:style-name="T33">low</text:span><text:span text:style-name="T33">, </text:span><text:span text:style-name="T33">j</text:span><text:span text:style-name="T33">);</text:span><text:line-break/><text:line-break/><text:span text:style-name="T33"> <text:s text:c="7"/></text:span><text:span text:style-name="T30">if </text:span><text:span text:style-name="T33">(</text:span><text:span text:style-name="T33">high </text:span><text:span text:style-name="T33">&gt; </text:span><text:span text:style-name="T33">i</text:span><text:span text:style-name="T33">)</text:span><text:line-break/><text:span text:style-name="T33"> <text:s text:c="11"/></text:span><text:span text:style-name="T33">quickSort</text:span><text:span text:style-name="T33">(</text:span><text:span text:style-name="T33">array</text:span><text:span text:style-name="T33">, </text:span><text:span text:style-name="T33">i</text:span><text:span text:style-name="T33">, </text:span><text:span text:style-name="T33">high</text:span><text:span text:style-name="T33">);</text:span><text:line-break/><text:span text:style-name="T33"> <text:s text:c="3"/>}</text:span><text:line-break/><text:span text:style-name="T33">}</text:span><text:line-break/></text:p>
      <text:p text:style-name="P17"/>
      <text:p text:style-name="P16">Висновок: покращенні алгоритми виконуються сортування значно шивдше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08:37:13.238327133</meta:creation-date>
    <dc:date>2021-05-27T13:11:09.057030494</dc:date>
    <meta:editing-duration>PT57M30S</meta:editing-duration>
    <meta:editing-cycles>6</meta:editing-cycles>
    <meta:generator>LibreOffice/7.0.5.2$Linux_X86_64 LibreOffice_project/00$Build-2</meta:generator>
    <meta:document-statistic meta:table-count="0" meta:image-count="0" meta:object-count="0" meta:page-count="3" meta:paragraph-count="10" meta:word-count="397" meta:character-count="3414" meta:non-whitespace-character-count="2149"/>
  </office:meta>
</office:document-meta>
</file>